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3pt" fo:font-weight="normal" officeooo:rsid="00109063" officeooo:paragraph-rsid="001d3fdd" style:font-size-asian="23pt" style:font-weight-asian="normal" style:font-size-complex="23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3pt" officeooo:paragraph-rsid="001d3fdd" style:font-size-asian="23pt" style:font-size-complex="23pt"/>
    </style:style>
    <style:style style:name="P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1d3fdd"/>
    </style:style>
    <style:style style:name="T1" style:family="text">
      <style:text-properties fo:font-size="26pt" fo:font-weight="bold" style:font-size-asian="26pt" style:font-weight-asian="bold" style:font-size-complex="24pt"/>
    </style:style>
    <style:style style:name="T2" style:family="text">
      <style:text-properties fo:font-size="26pt" fo:font-weight="normal" style:font-size-asian="26pt" style:font-weight-asian="normal" style:font-size-complex="24pt" style:font-weight-complex="norm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d3fdd" style:font-size-asian="12pt"/>
    </style:style>
    <style:style style:name="T5" style:family="text">
      <style:text-properties fo:font-size="28pt" style:font-size-asian="28pt"/>
    </style:style>
    <style:style style:name="T6" style:family="text">
      <style:text-properties fo:font-weight="bold" style:font-weight-asian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officeooo:rsid="001d3fdd" style:font-size-asian="32pt" style:font-size-complex="32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Ele Vem</text:span><text:span text:style-name="T3"><text:tab/><text:tab/><text:tab/>Sandra Pires<text:tab/><text:tab/></text:span><text:span text:style-name="T8">[ 35 </text:span><text:span text:style-name="T7">]</text:span></text:p>
      <text:p text:style-name="P2">Já está no tempo</text:p>
      <text:p text:style-name="P2">Vai chegar o momento</text:p>
      <text:p text:style-name="P2">A igreja preparada está</text:p>
      <text:p text:style-name="P2">Pra esse acontecimento</text:p>
      <text:p text:style-name="P2"><text:span text:style-name="T6">**</text:span>Já chegou a hora</text:p>
      <text:p text:style-name="P2">De ir morar na glória</text:p>
      <text:p text:style-name="P2">A igreja preparada está, Pra receber sua vitória</text:p>
      <text:p text:style-name="P2"/>
      <text:p text:style-name="P2">Pois ele breve vem, santificai!</text:p>
      <text:p text:style-name="P2">O noivo breve vem, santificai!</text:p>
      <text:p text:style-name="P2">É tempo de se preparar</text:p>
      <text:p text:style-name="P2">Pois esse grande dia toda a terra abalará</text:p>
      <text:p text:style-name="P2">O espírito já diz: Santificai!</text:p>
      <text:p text:style-name="P2">É o tempo do fim, santificai!</text:p>
      <text:p text:style-name="P2">A trombeta soará</text:p>
      <text:p text:style-name="P2">Anunciando que a igreja cristo levará</text:p>
      <text:p text:style-name="P2"/>
      <text:p text:style-name="P2">Ele vem! Rompendo sobre as nuvens do céu</text:p>
      <text:p text:style-name="P2">Ele vem! Buscar aquele que foi fiel</text:p>
      <text:p text:style-name="P2">Ele vem! E todo olho então há de ver</text:p>
      <text:p text:style-name="P2">O senhor ressurgir, retornar com poder!</text:p>
      <text:p text:style-name="P2">Ele vem! E todo joelho se dobrará!</text:p>
      <text:p text:style-name="P2">Ele vem! E toda língua confessará</text:p>
      <text:p text:style-name="P2">Que ele é o senhor, Que ele é rei dos reis,</text:p>
      <text:p text:style-name="P1">Que voltou pra cumprir a promessa que fez. (2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5:16:15.551403601</dc:date>
    <meta:editing-duration>PT23M52S</meta:editing-duration>
    <meta:editing-cycles>15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4" meta:word-count="145" meta:character-count="741" meta:non-whitespace-character-count="617"/>
  </office:meta>
</office:document-meta>
</file>